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8.546cm" table:align="margins"/>
    </style:style>
    <style:style style:name="Tabela1.A" style:family="table-column">
      <style:table-column-properties style:column-width="1.221cm" style:rel-column-width="9362*"/>
    </style:style>
    <style:style style:name="Tabela1.G" style:family="table-column">
      <style:table-column-properties style:column-width="1.221cm" style:rel-column-width="9363*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fo:font-weight="bold" officeooo:rsid="001f34cc" officeooo:paragraph-rsid="00220df1" style:font-weight-asian="bold" style:font-weight-complex="bold"/>
    </style:style>
    <style:style style:name="P2" style:family="paragraph" style:parent-style-name="Standard">
      <style:text-properties fo:font-weight="bold" officeooo:rsid="00220df1" officeooo:paragraph-rsid="00220df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0df1" officeooo:paragraph-rsid="00220df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style:text-underline-style="none" officeooo:rsid="001deda2" officeooo:paragraph-rsid="001deda2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style:text-underline-style="none" officeooo:rsid="001deda2" officeooo:paragraph-rsid="001deda2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fo:font-weight="normal" officeooo:rsid="001f34cc" officeooo:paragraph-rsid="001f34cc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deda2" officeooo:paragraph-rsid="001ded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f34cc" officeooo:paragraph-rsid="001f34c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f34cc" officeooo:paragraph-rsid="001f34c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1deda2" officeooo:paragraph-rsid="001deda2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2pt" fo:font-weight="bold" officeooo:rsid="0025dddc" officeooo:paragraph-rsid="0025dddc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26c4e8" officeooo:paragraph-rsid="0026c4e8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rsid="0022f06a" officeooo:paragraph-rsid="0022f06a"/>
    </style:style>
    <style:style style:name="P14" style:family="paragraph" style:parent-style-name="Standard">
      <style:text-properties officeooo:paragraph-rsid="0022f06a"/>
    </style:style>
    <style:style style:name="P15" style:family="paragraph" style:parent-style-name="Standard">
      <style:text-properties officeooo:rsid="0024faf4" officeooo:paragraph-rsid="0024faf4"/>
    </style:style>
    <style:style style:name="P16" style:family="paragraph" style:parent-style-name="Standard">
      <style:text-properties officeooo:paragraph-rsid="0025dddc"/>
    </style:style>
    <style:style style:name="P17" style:family="paragraph" style:parent-style-name="Standard">
      <style:paragraph-properties fo:text-align="center" style:justify-single-word="false"/>
      <style:text-properties fo:font-size="10pt" fo:font-style="italic" officeooo:rsid="0026c4e8" officeooo:paragraph-rsid="0026c4e8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3cb3f" officeooo:paragraph-rsid="0023cb3f" style:font-size-asian="10pt" style:font-size-complex="10pt"/>
    </style:style>
    <style:style style:name="P19" style:family="paragraph" style:parent-style-name="Standard" style:list-style-name="L1">
      <style:text-properties fo:font-size="14pt" fo:font-weight="bold" officeooo:rsid="001f34cc" officeooo:paragraph-rsid="001f34cc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fo:font-size="14pt" fo:font-weight="bold" officeooo:rsid="00220df1" officeooo:paragraph-rsid="00220df1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1pt" fo:font-weight="normal" officeooo:rsid="001f34cc" officeooo:paragraph-rsid="001f34cc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1f6a73" officeooo:paragraph-rsid="00220df1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1f6a73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24faf4" officeooo:paragraph-rsid="0022f06a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24faf4" officeooo:paragraph-rsid="0024faf4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2683bb" officeooo:paragraph-rsid="0025dddc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25dddc" officeooo:paragraph-rsid="0025dddc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2305ab" officeooo:paragraph-rsid="0022f06a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fo:font-style="normal" fo:font-weight="bold" officeooo:rsid="001f6a73" officeooo:paragraph-rsid="00220df1" style:font-size-asian="9.60000038146973pt" style:font-style-asian="normal" style:font-weight-asian="bold" style:font-size-complex="11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1pt" fo:font-style="normal" fo:font-weight="bold" officeooo:rsid="001f6a73" officeooo:paragraph-rsid="00220df1" style:font-size-asian="9.60000038146973pt" style:font-style-asian="normal" style:font-weight-asian="bold" style:font-size-complex="11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1pt" fo:font-style="normal" fo:font-weight="bold" officeooo:rsid="001f6a73" officeooo:paragraph-rsid="001f34cc" style:font-size-asian="9.60000038146973pt" style:font-style-asian="normal" style:font-weight-asian="bold" style:font-size-complex="11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fo:font-weight="normal" officeooo:rsid="001f6a73" officeooo:paragraph-rsid="00220df1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1">
      <style:text-properties fo:font-weight="bold" officeooo:rsid="001f34cc" officeooo:paragraph-rsid="00220df1" style:font-weight-asian="bold" style:font-weight-complex="bold"/>
    </style:style>
    <style:style style:name="P34" style:family="paragraph" style:parent-style-name="Standard">
      <style:text-properties fo:font-size="12pt" fo:font-weight="bold" officeooo:rsid="001f6a73" officeooo:paragraph-rsid="001f34cc" style:font-size-asian="12pt" style:font-weight-asian="bold" style:font-size-complex="12pt" style:font-weight-complex="bold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1f6a73" style:font-size-asian="9.60000038146973pt" style:font-weight-asian="normal" style:font-size-complex="11pt" style:font-weight-complex="normal"/>
    </style:style>
    <style:style style:name="T3" style:family="text">
      <style:text-properties fo:font-size="11pt" fo:font-weight="normal" officeooo:rsid="0022f06a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683bb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6c4e8" style:font-size-asian="9.60000038146973pt" style:font-weight-asian="normal" style:font-size-complex="11pt" style:font-weight-complex="normal"/>
    </style:style>
    <style:style style:name="T6" style:family="text">
      <style:text-properties fo:font-size="11pt" fo:font-style="italic" fo:font-weight="normal" officeooo:rsid="0026c4e8" style:font-size-asian="9.60000038146973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size="11pt" fo:font-style="normal" officeooo:rsid="001f6a73" style:font-size-asian="9.60000038146973pt" style:font-style-asian="normal" style:font-size-complex="11pt" style:font-style-complex="normal"/>
    </style:style>
    <style:style style:name="T8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f6a73" style:font-size-asian="14pt" style:font-size-complex="14pt"/>
    </style:style>
    <style:style style:name="T11" style:family="text">
      <style:text-properties fo:font-size="14pt" officeooo:rsid="00220df1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faf4" style:font-weight-asian="normal" style:font-weight-complex="normal"/>
    </style:style>
    <style:style style:name="T14" style:family="text">
      <style:text-properties fo:font-size="12pt" fo:font-weight="bold" officeooo:rsid="001f6a73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2f06a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5dddc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4faf4" style:font-size-asian="12pt" style:font-weight-asian="bold" style:font-size-complex="12pt" style:font-weight-complex="bold"/>
    </style:style>
    <style:style style:name="T18" style:family="text">
      <style:text-properties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1f6a73" style:font-size-asian="12pt" style:font-style-asian="normal" style:font-size-complex="12pt" style:font-style-complex="normal"/>
    </style:style>
    <style:style style:name="T20" style:family="text">
      <style:text-properties officeooo:rsid="002683bb"/>
    </style:style>
    <style:style style:name="T21" style:family="text">
      <style:text-properties officeooo:rsid="0026c4e8"/>
    </style:style>
    <style:style style:name="T22" style:family="text">
      <style:text-properties officeooo:rsid="0028a88b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latório Trabalho 2</text:p>
      <text:p text:style-name="P7">Fodinha</text:p>
      <text:p text:style-name="P10"/>
      <text:p text:style-name="P4">Redes de Computadores 1</text:p>
      <text:p text:style-name="P4">Universidade Federal do Paraná – UFPR</text:p>
      <text:p text:style-name="P4">André <text:span text:style-name="T22">Gauer Thomal</text:span></text:p>
      <text:p text:style-name="P4">Rafael Gonçalves dos Santos</text:p>
      <text:p text:style-name="P4">Curitiba – PR</text:p>
      <text:p text:style-name="P4"/>
      <text:p text:style-name="P5"/>
      <text:section text:style-name="Sect1" text:name="Seção1">
        <text:list xml:id="list1794417360" text:style-name="L1">
          <text:list-item>
            <text:p text:style-name="P19">Introdução</text:p>
          </text:list-item>
        </text:list>
        <text:p text:style-name="P6"><text:s text:c="2"/>Este presente relatório tem como objetivo</text:p>
        <text:p text:style-name="P6">discorrer sobre as principais decisões tomadas para a realização do Trabalho 2.</text:p>
        <text:p text:style-name="P6"/>
        <text:list xml:id="list161942480219247" text:continue-numbering="true" text:style-name="L1">
          <text:list-item>
            <text:p text:style-name="P33"><text:span text:style-name="T10">Inicialização</text:span><text:span text:style-name="T9"> e </text:span><text:span text:style-name="T10">Regras</text:span></text:p>
          </text:list-item>
        </text:list>
        <text:p text:style-name="P1"/>
        <text:p text:style-name="P2"><text:tab/>1. Inicialização</text:p>
        <text:p text:style-name="P22"><text:s text:c="2"/>Para garantir um correto início, cada pessoa deve se identificar usando um número de 0 a 3 durante a inicialização do programa, como por exemplo:</text:p>
        <text:p text:style-name="P29">$ ./fodinha 0</text:p>
        <text:p text:style-name="P30"/>
        <text:p text:style-name="P3"><text:span text:style-name="T7"><text:tab/></text:span><text:span text:style-name="T19">2. </text:span><text:span text:style-name="T18">Regas</text:span></text:p>
        <text:p text:style-name="P32"><text:s text:c="2"/>Cada jogador começa com 5 cartas e, a cada rodada, o número de cartas em mãos diminui conforme são jogadas. O jogo continua até que um dos participantes perca todas as suas 12 vidas.</text:p>
        <text:p text:style-name="P34"/>
        <text:list xml:id="list161941725067443" text:continue-numbering="true" text:style-name="L1">
          <text:list-item>
            <text:p text:style-name="P33"><text:span text:style-name="T10"><text:s/></text:span><text:span text:style-name="T11">Sobre o Jogo</text:span></text:p>
            <text:p text:style-name="P20"/>
          </text:list-item>
        </text:list>
        <text:p text:style-name="Standard"><text:span text:style-name="T3"><text:tab/></text:span><text:span text:style-name="T15">1. Execução</text:span><text:span text:style-name="T3"><text:line-break/> </text:span><text:span text:style-name="T2">O sistema de comunicação do jogo inicia com um jogador que assume o papel de carteador, responsável por comandar as ações daquela rodada. Enquanto isso, os demais jogadores apenas recebem as mensagens, processam-nas e as transmitem adiante. Essa relação se mantém até o final da partida, que ocorre quando um jogador perde todas as suas vidas.</text:span></text:p>
        <text:p text:style-name="P23"/>
        <text:p text:style-name="P23"/>
        <text:p text:style-name="P14"><text:span text:style-name="T14"><text:tab/>2. <text:s/></text:span><text:span text:style-name="T17">Token</text:span></text:p>
        <text:p text:style-name="P28"/>
        <table:table table:name="Tabela1" table:style-name="Tabela1">
          <table:table-column table:style-name="Tabela1.A" table:number-columns-repeated="6"/>
          <table:table-column table:style-name="Tabela1.G"/>
          <table:table-row>
            <table:table-cell table:style-name="Tabela1.A1" office:value-type="string">
              <text:p text:style-name="P18">4 b<text:span text:style-name="T21">y</text:span></text:p>
            </table:table-cell>
            <table:table-cell table:style-name="Tabela1.A1" office:value-type="string">
              <text:p text:style-name="P18">4 b<text:span text:style-name="T21">y</text:span></text:p>
            </table:table-cell>
            <table:table-cell table:style-name="Tabela1.A1" office:value-type="string">
              <text:p text:style-name="P18">4 b<text:span text:style-name="T21">y</text:span></text:p>
            </table:table-cell>
            <table:table-cell table:style-name="Tabela1.A1" office:value-type="string">
              <text:p text:style-name="P18">16 b<text:span text:style-name="T21">y</text:span></text:p>
            </table:table-cell>
            <table:table-cell table:style-name="Tabela1.A1" office:value-type="string">
              <text:p text:style-name="P18">16 b<text:span text:style-name="T21">y</text:span></text:p>
            </table:table-cell>
            <table:table-cell table:style-name="Tabela1.A1" office:value-type="string">
              <text:p text:style-name="P18">4 b<text:span text:style-name="T21">y</text:span></text:p>
            </table:table-cell>
            <table:table-cell table:style-name="Tabela1.A1" office:value-type="string">
              <text:p text:style-name="P18">1024 b<text:span text:style-name="T21">y</text:span></text:p>
            </table:table-cell>
          </table:table-row>
          <table:table-row>
            <table:table-cell table:style-name="Tabela1.A1" office:value-type="string">
              <text:p text:style-name="P18">status</text:p>
            </table:table-cell>
            <table:table-cell table:style-name="Tabela1.A1" office:value-type="string">
              <text:p text:style-name="P18">src</text:p>
            </table:table-cell>
            <table:table-cell table:style-name="Tabela1.A1" office:value-type="string">
              <text:p text:style-name="P18">addr</text:p>
            </table:table-cell>
            <table:table-cell table:style-name="Tabela1.A1" office:value-type="string">
              <text:p text:style-name="P18">dest</text:p>
            </table:table-cell>
            <table:table-cell table:style-name="Tabela1.A1" office:value-type="string">
              <text:p text:style-name="P18">recv</text:p>
            </table:table-cell>
            <table:table-cell table:style-name="Tabela1.A1" office:value-type="string">
              <text:p text:style-name="P18">type</text:p>
            </table:table-cell>
            <table:table-cell table:style-name="Tabela1.A1" office:value-type="string">
              <text:p text:style-name="P18">data</text:p>
            </table:table-cell>
          </table:table-row>
        </table:table>
        <text:p text:style-name="P17"><text:span text:style-name="T13">F</text:span><text:span text:style-name="T12">ormato do token</text:span></text:p>
        <text:p text:style-name="P24"/>
        <text:p text:style-name="P15"><text:span text:style-name="T8">status</text:span><text:span text:style-name="T1">: integridade do envio</text:span></text:p>
        <text:p text:style-name="P15"><text:span text:style-name="T8">src</text:span><text:span text:style-name="T1">: remetente do envio</text:span></text:p>
        <text:p text:style-name="P15"><text:span text:style-name="T8">addr</text:span><text:span text:style-name="T1">: endereço atual do token</text:span></text:p>
        <text:p text:style-name="P15"><text:span text:style-name="T8">dest</text:span><text:span text:style-name="T1">: destinos da mensagem</text:span></text:p>
        <text:p text:style-name="P15"><text:span text:style-name="T8">recv</text:span><text:span text:style-name="T1">: verificações de recebimento</text:span></text:p>
        <text:p text:style-name="P15"><text:span text:style-name="T8">type</text:span><text:span text:style-name="T1">: assunto da mensagem</text:span></text:p>
        <text:p text:style-name="P15"><text:span text:style-name="T8">data</text:span><text:span text:style-name="T1">: conteúdo da mensagem</text:span></text:p>
        <text:p text:style-name="P25"/>
        <text:p text:style-name="P11"><text:tab/>3. Envio</text:p>
        <text:p text:style-name="P16"><text:span text:style-name="T16"><text:s text:c="2"/></text:span><text:span text:style-name="T4">Cada jogador tem sua própria porta de comunicação. Sempre que um jogador recebe uma mensagem, ele a envia para a mesma porta, que corresponde ao próximo jogador na sequência.</text:span></text:p>
        <text:p text:style-name="P26"/>
        <text:p text:style-name="P12"><text:span text:style-name="T20"><text:tab/>4. </text:span>Recebimento</text:p>
        <text:p text:style-name="P16"><text:span text:style-name="T4"><text:s text:c="2"/>Quando um jogador recebe uma mensagem, se ele não conseguir ler a mensagem, ele define esse status no campo </text:span><text:span text:style-name="T6">recv</text:span><text:span text:style-name="T4"> do token e a envia para o próximo jogador. Se ele conseguir ler a mensagem, ele define esse status no campo </text:span><text:span text:style-name="T6">recv</text:span><text:span text:style-name="T4"> do token, trata a mensagem de acordo com o valor do campo </text:span><text:span text:style-name="T6">type</text:span><text:span text:style-name="T5"> </text:span><text:span text:style-name="T4">e então envia para o próximo jogador.</text:span></text:p>
        <text:p text:style-name="P26"/>
        <text:p text:style-name="P12"><text:span text:style-name="T20"><text:tab/>5. </text:span>Ciclo de envios e recebimentos</text:p>
        <text:p text:style-name="P26"><text:s text:c="2"/>Jogadores comuns apenas recebem e enviam o token para o próximo jogador. O carteador, por outro lado, envia o token e aguarda seu recebimento (após o token dar a volta completa no anel) para verificar o status da mensagem. Se o status da mensagem for negativo, ele reenvia a mensagem; se for positivo, ele apenas continua o jogo.</text:p>
        <text:p text:style-name="P27"/>
        <text:p text:style-name="P25"/>
        <text:p text:style-name="P25"/>
        <text:p text:style-name="P25"/>
        <text:p text:style-name="P25"/>
        <text:p text:style-name="P13"/>
        <text:p text:style-name="P23"/>
        <text:p text:style-name="P9"/>
        <text:p text:style-name="P31"/>
        <text:p text:style-name="P6"><text:tab/></text:p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8"/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16:01:29.325111381</meta:creation-date>
    <dc:date>2024-08-05T16:19:40.476877209</dc:date>
    <meta:editing-duration>PT1M5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48" meta:word-count="388" meta:character-count="2220" meta:non-whitespace-character-count="1857"/>
  </office:meta>
</office:document-meta>
</file>